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18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9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20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21" style:family="paragraph" style:parent-style-name="Standard">
      <style:text-properties fo:font-size="12pt" officeooo:rsid="0057d6dc" officeooo:paragraph-rsid="0057d6dc" style:font-size-asian="12pt" style:font-size-complex="12pt"/>
    </style:style>
    <style:style style:name="P22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3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4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5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4de9f4"/>
    </style:style>
    <style:style style:name="T16" style:family="text">
      <style:text-properties officeooo:rsid="00547edc"/>
    </style:style>
    <style:style style:name="T17" style:family="text">
      <style:text-properties officeooo:rsid="00550655"/>
    </style:style>
    <style:style style:name="T18" style:family="text">
      <style:text-properties officeooo:rsid="005550e1"/>
    </style:style>
    <style:style style:name="T19" style:family="text">
      <style:text-properties officeooo:rsid="005dcd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134496649729800646" text:style-name="L1">
        <text:list-item>
          <text:p text:style-name="P17">Create new feature out of your old ones</text:p>
        </text:list-item>
        <text:list-item>
          <text:p text:style-name="P17">Convert feature</text:p>
        </text:list-item>
        <text:list-item>
          <text:p text:style-name="P17">Complete feature</text:p>
        </text:list-item>
        <text:list-item>
          <text:p text:style-name="P17">Complete and convert feature</text:p>
        </text:list-item>
        <text:list-item>
          <text:p text:style-name="P17">Drop features</text:p>
        </text:list-item>
        <text:list-item>
          <text:p text:style-name="P17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text:tab/>and hence we must come up with a different approach.</text:span></text:p>
      <text:p text:style-name="P16"><text:tab/></text:p>
      <text:p text:style-name="P23">Approach for null filled columns with a scattered value. </text:p>
      <text:p text:style-name="P19"/>
      <text:p text:style-name="Text_20_body">#For 2 genders and 3 Pclasees we try to guess age <text:span text:style-name="T17">for each combination on the basis of mean and </text:span><text:soft-page-break/><text:span text:style-name="T17">#standard deviation using a normal function.</text:span> <text:span text:style-name="T18">We try to get a random age from the normal function #and then normalise it further.</text:span></text:p>
      <text:p text:style-name="P19"><text:span text:style-name="T15">for i in range(0,2):</text:span></text:p>
      <text:p text:style-name="P20"><text:tab/>for j in range(0,3):</text:p>
      <text:p text:style-name="P20"><text:tab/><text:tab/>guess_df=data_df[(data_df['Sex']==i)&amp;(data_df['Pclass']==j+1)]['Age'].dropna()</text:p>
      <text:p text:style-name="P20"><text:tab/><text:tab/>age_mean = guess_df.mean()</text:p>
      <text:p text:style-name="P20"><text:tab/><text:tab/>age_std = guess_df.std()</text:p>
      <text:p text:style-name="P20"><text:tab/><text:tab/>age_guess = np.random.normal(age_mean, age_std)</text:p>
      <text:p text:style-name="P20"/>
      <text:p text:style-name="P20"><text:tab/><text:tab/><text:span text:style-name="T16">#</text:span>print age_guess</text:p>
      <text:p text:style-name="P20"><text:tab/><text:tab/>guess_ages[i,j] = int((age_guess/0.5 + 0.5) * 0.5)</text:p>
      <text:p text:style-name="P20"/>
      <text:p text:style-name="P21">#From the guessed ages of each combination, we populate each cell in Age column with guessed age using .loc( ) function of dataFrames. <text:s text:c="2"/></text:p>
      <text:p text:style-name="P20">for i in range(0,2):</text:p>
      <text:p text:style-name="P20"><text:tab/>for j in range(0, 3):</text:p>
      <text:p text:style-name="P20"><text:tab/><text:tab/>data_df.loc[(data_df.Age.isnull()) &amp; (data_df.Sex == i) &amp;... </text:p>
      <text:p text:style-name="P20"><text:tab/><text:tab/>...(data_df.Pclass == j+1), 'Age'] = guess_ages[i,j]</text:p>
      <text:p text:style-name="P20"/>
      <text:p text:style-name="P22">#Giving integer values to ages</text:p>
      <text:p text:style-name="P20">data_df['Age'] = data_df['Age'].astype(int)</text:p>
      <text:p text:style-name="P20"/>
      <text:p text:style-name="P25">#Visualising that how a feature(Age here) is very scattered</text:p>
      <text:p text:style-name="P25">#grid = sns.FacetGrid(data_df, col = 'Survived')</text:p>
      <text:p text:style-name="P25">#grid.map(plt.scatter,'Age','PassengerId')</text:p>
      <text:p text:style-name="P25">#plt.show()</text:p>
      <text:p text:style-name="P25"/>
      <text:p text:style-name="P24">#Since age still is a very scattered feature <text:span text:style-name="T19">so we try to create Age bands and map each age to one of the 4 age bands.</text:span></text:p>
      <text:p text:style-name="P24"/>
      <text:p text:style-name="P24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08T03:08:04.706154276</dc:date>
    <meta:editing-duration>PT21H6M7S</meta:editing-duration>
    <meta:editing-cycles>69</meta:editing-cycles>
    <meta:generator>LibreOffice/4.4.6.3$Linux_X86_64 LibreOffice_project/40m0$Build-3</meta:generator>
    <meta:document-statistic meta:table-count="0" meta:image-count="0" meta:object-count="0" meta:page-count="3" meta:paragraph-count="93" meta:word-count="828" meta:character-count="5432" meta:non-whitespace-character-count="4599"/>
  </office:meta>
</office:document-meta>
</file>